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225056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tem in records"&gt;</text:placeholder></text:p>
      <text:p text:style-name="P1"><text:placeholder text:placeholder-type="text">&lt;for each="line in (item.party.full_name + '\n' + item.address.full_address)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ForceNewPage"><text:s/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/>
      <style:paragraph-properties style:page-number="auto" fo:background-color="transparent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ForceNewPage" style:family="paragraph" style:parent-style-name="Standard" style:next-style-name="Standard" style:auto-update="true" style:master-page-name="">
      <style:paragraph-properties fo:margin-left="0cm" fo:margin-right="0cm" fo:text-indent="0cm" style:auto-text-indent="false" style:page-number="auto" fo:break-after="page">
        <style:tab-stops/>
      </style:paragraph-properties>
      <style:text-properties style:font-name="Liberation Sans1" fo:font-family="'Liberation Sans'" style:font-style-name="Normal" style:font-family-generic="swiss" style:font-pitch="variable" fo:font-size="13pt" fo:language="es" fo:country="ES" style:font-size-asian="13pt" style:font-size-complex="13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10.201cm" fo:margin-bottom="2.295cm" fo:margin-left="8.5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6:40:20.812603893</meta:creation-date>
    <meta:editing-cycles>1</meta:editing-cycles>
    <meta:editing-duration>P0D</meta:editing-duration>
    <meta:generator>LibreOffice/6.0.6.2$Linux_X86_64 LibreOffice_project/00m0$Build-2</meta:generator>
    <meta:document-statistic meta:table-count="0" meta:image-count="0" meta:object-count="0" meta:page-count="2" meta:paragraph-count="6" meta:word-count="15" meta:character-count="137" meta:non-whitespace-character-count="126"/>
  </office:meta>
</office:document-meta>
</file>